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atha" svg:font-family="Lath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Standard">
      <style:text-properties officeooo:rsid="0003e702" officeooo:paragraph-rsid="0003e702" style:font-size-asian="10.5pt" style:font-name-complex="Latha" style:language-complex="ta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ம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atha" svg:font-family="Latha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09:36:55.441000000</meta:creation-date>
    <dc:date>2016-02-16T09:38:12.092000000</dc:date>
    <meta:editing-duration>PT1M17S</meta:editing-duration>
    <meta:editing-cycles>1</meta:editing-cycles>
    <meta:document-statistic meta:table-count="0" meta:image-count="0" meta:object-count="0" meta:page-count="1" meta:paragraph-count="1" meta:word-count="2" meta:character-count="3" meta:non-whitespace-character-count="3"/>
    <meta:generator>LibreOffice/5.1.0.3$Windows_x86 LibreOffice_project/5e3e00a007d9b3b6efb6797a8b8e57b51ab1f737</meta:generator>
  </office:meta>
</office:document-meta>
</file>